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<text:s text:c="4"/>int Test_cases,i,j,my_position,Lifts_position,Sum;</text:p>
      <text:p text:style-name="Standard"><text:s text:c="4"/>cin&gt;&gt;Test_cases;</text:p>
      <text:p text:style-name="Standard"><text:s text:c="4"/>for(i=0; i&lt; Test_cases;i++){</text:p>
      <text:p text:style-name="Standard"><text:s text:c="4"/>cin &gt;&gt; my_position &gt;&gt; Lifts_position; <text:s/>//takes the floor number of user and lift position</text:p>
      <text:p text:style-name="Standard"><text:s text:c="4"/>if (my_position&lt;Lifts_position){</text:p>
      <text:p text:style-name="Standard"><text:s text:c="4"/>j=Lifts_position-my_position; <text:s/>// difference between my and lift position</text:p>
      <text:p text:style-name="Standard"><text:s text:c="4"/>}else {</text:p>
      <text:p text:style-name="Standard"><text:s text:c="4"/>j=my_position-Lifts_position;</text:p>
      <text:p text:style-name="Standard"><text:s text:c="4"/>}</text:p>
      <text:p text:style-name="Standard"><text:s text:c="4"/>Sum=j*4+my_position*4+19; <text:s text:c="6"/>//sum is the total number of time calculated</text:p>
      <text:p text:style-name="Standard"><text:s text:c="4"/>cout &lt;&lt; "Case "&lt;&lt; i+1 &lt;&lt;": " &lt;&lt;Sum &lt;&lt; endl;</text:p>
      <text:p text:style-name="Standard"><text:s text:c="4"/>}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1:10:20.043665997</meta:creation-date>
    <dc:date>2019-04-29T01:10:37.833898629</dc:date>
    <meta:editing-duration>PT18S</meta:editing-duration>
    <meta:editing-cycles>1</meta:editing-cycles>
    <meta:document-statistic meta:table-count="0" meta:image-count="0" meta:object-count="0" meta:page-count="1" meta:paragraph-count="18" meta:word-count="65" meta:character-count="557" meta:non-whitespace-character-count="450"/>
    <meta:generator>LibreOffice/6.0.7.3$Linux_X86_64 LibreOffice_project/00m0$Build-3</meta:generator>
  </office:meta>
</office:document-meta>
</file>